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2AfterBurnCodec.decodeObject( byte [ ] input , Class &lt; T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ckson2AfterBurnCodec.decodeObject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ckson2AfterBurnCodec.constructGenerator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AfterBurnCodec.decode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ckson2AfterBurnCodec.Jackson2AfterBurn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AfterBurnCodec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AfterBurnCodec.encode( OutputStream out ,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ckson2AfterBurnCodec.decodeObject( String text , Class &lt; T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ckson2AfterBurnCodec.encod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AfterBurnCodec.decodeArray( String text , Class &lt; T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ckson2AfterBurnCodec.encodeToBytes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